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amily Policy Alliance / Foundation members</text:h>
      <text:h text:style-name="Heading_20_3" text:outline-level="3">Alabama</text:h>
      <text:p text:style-name="Text_20_body">Alabama Policy Institute<text:line-break/>Caleb Crosby, Executive Director<text:line-break/>PO Box 131088<text:line-break/>Birmingham, AL 35213<text:line-break/>Phone: 205-870-9900<text:line-break/>calebc@alabamapolicy.org<text:line-break/>AlabamaPolicy.org</text:p>
      <text:h text:style-name="Heading_20_3" text:outline-level="3">Alaska</text:h>
      <text:p text:style-name="Text_20_body">Alaska Family Action<text:line-break/>Jim Minnery, President<text:line-break/>PO Box 231425<text:line-break/>Anchorage, AK 99523<text:line-break/>Phone: 907-317-7268<text:line-break/>jim@akfamily.org<text:line-break/>akfamily.org</text:p>
      <text:h text:style-name="Heading_20_3" text:outline-level="3">Arizona</text:h>
      <text:p text:style-name="Text_20_body">Center for Arizona Policy<text:line-break/>Cathi Herrod, President<text:line-break/>PO Box 97250<text:line-break/>Phoenix, AZ 85060<text:line-break/>Phone: 602-424-2525 or 1-800-FAMILY-1<text:line-break/>info@azpolicy.org<text:line-break/>AZPolicy.org</text:p>
      <text:h text:style-name="Heading_20_3" text:outline-level="3">Arkansas</text:h>
      <text:p text:style-name="Text_20_body">Family Council<text:line-break/>Jerry Cox, President<text:line-break/>414 S. Pulaski, Ste. 2<text:line-break/>Little Rock, AR 72201<text:line-break/>Phone: 501-375-7000<text:line-break/>info@familycouncil.org<text:line-break/>FamilyCouncil.org</text:p>
      <text:h text:style-name="Heading_20_3" text:outline-level="3"><text:soft-page-break/>California</text:h>
      <text:p text:style-name="Text_20_body">California Family Council<text:line-break/>Jonathan Keller, Executive Director<text:line-break/>PO Box 20012<text:line-break/>Riverside, CA 92516<text:line-break/>Phone: 951-742-7100<text:line-break/>JonathanK@californiafamily.org<text:line-break/>CaliforniaFamily.org</text:p>
      <text:h text:style-name="Heading_20_3" text:outline-level="3">Colorado</text:h>
      <text:p text:style-name="Text_20_body">CFA Foundation (CFAF)<text:line-break/>Debbie Chaves, President<text:line-break/>PO Box 558<text:line-break/>Castle Rock, CO 80104<text:line-break/>Phone: 877-239-7355<text:line-break/>info@cofamily.org<text:line-break/>coloradoaction.org</text:p>
      <text:h text:style-name="Heading_20_3" text:outline-level="3">Connecticut</text:h>
      <text:p text:style-name="Text_20_body">Family Institute of Connecticut<text:line-break/>Peter Wolfgang, Executive Director<text:line-break/>PO Box 260210<text:line-break/>Hartford, CT 06126<text:line-break/>Phone: 860-548-0066<text:line-break/>info@ctfamily.org<text:line-break/>CTFamily.org</text:p>
      <text:h text:style-name="Heading_20_3" text:outline-level="3">Delaware</text:h>
      <text:p text:style-name="Text_20_body">Delaware Family Policy Council<text:line-break/>Nicole Theis, President<text:line-break/>PO Box 925<text:line-break/>Seaford, DE 19973<text:line-break/>Info@delawarefamilies.org<text:line-break/>DelawareFamilies.org</text:p>
      <text:h text:style-name="Heading_20_3" text:outline-level="3">Florida</text:h>
      <text:p text:style-name="Text_20_body">Florida Family Policy Council<text:line-break/>John Stemberger, President &amp; General Counsel<text:line-break/>4853 S. Orange Ave., Ste. C<text:line-break/>Orlando, FL 32806<text:line-break/>Phone: 407-251-5130<text:line-break/><text:soft-page-break/>Info@FLFamily.org<text:line-break/>FLfamily.org</text:p>
      <text:h text:style-name="Heading_20_3" text:outline-level="3">Georgia</text:h>
      <text:p text:style-name="Text_20_body">Family Policy Alliance of Georgia<text:line-break/>Cole Muzio, President<text:line-break/>5456 Peachtree Blvd., Ste. 234<text:line-break/>Atlanta, GA 30341<text:line-break/>Phone: 866-655-4545<text:line-break/>Georgia@FamilyPolicyAlliance.com<text:line-break/>FamilyPolicyAlliance.com/Georgia</text:p>
      <text:h text:style-name="Heading_20_3" text:outline-level="3">Hawaii</text:h>
      <text:p text:style-name="Text_20_body">Hawaii Family Forum<text:line-break/>Eva Andrade, Executive Director<text:line-break/>6301 Pali Highway<text:line-break/>Kaneohe, HI 96744<text:line-break/>Phone: 808-203-6704<text:line-break/>info@hawaiifamilyforum.org<text:line-break/>HawaiiFamilyForum.org</text:p>
      <text:h text:style-name="Heading_20_3" text:outline-level="3">Idaho</text:h>
      <text:p text:style-name="Text_20_body">Family Policy Alliance of Idaho<text:line-break/>Blaine Conzatti, Advocacy Director<text:line-break/>1116 South Vista Ave., Ste. 227<text:line-break/>Boise, ID 83705<text:line-break/>Phone: 866-655-4545<text:line-break/>idaho@familypolicyalliance.com<text:line-break/>FamilyPolicyAlliance.com/Idaho</text:p>
      <text:h text:style-name="Heading_20_3" text:outline-level="3">Indiana</text:h>
      <text:p text:style-name="Text_20_body">Indiana Family Institute<text:line-break/>Curt Smith, President<text:line-break/>3600 W. 96th St.<text:line-break/>Indianapolis, IN 46268<text:line-break/>Phone: 317-423-9178<text:line-break/>ifi@hoosierfamily.org<text:line-break/>HoosierFamily.org</text:p>
      <text:h text:style-name="Heading_20_3" text:outline-level="3"><text:soft-page-break/>Iowa</text:h>
      <text:p text:style-name="Text_20_body">The FAMiLY Leader<text:line-break/>Bob Vander Plaats, President<text:line-break/>3020 104th St.<text:line-break/>Urbandale, IA 50322<text:line-break/>Phone: 515-263-3495<text:line-break/>info@ifpc.org<text:line-break/>TheFamilyLeader.com</text:p>
      <text:h text:style-name="Heading_20_3" text:outline-level="3">Kansas</text:h>
      <text:p text:style-name="Text_20_body">Family Policy Alliance of Kansas<text:line-break/>Brittany Jones, Advocacy Director<text:line-break/>4021 SW 10th St., Ste. 311<text:line-break/>Topeka, KS 66604<text:line-break/>Phone: 866-655-4545<text:line-break/>Kansas@FamilyPolicyAlliance.com<text:line-break/>FamilyPolicyAlliance.com/Kansas</text:p>
      <text:h text:style-name="Heading_20_3" text:outline-level="3">Kentucky</text:h>
      <text:p text:style-name="Text_20_body">The Family Foundation<text:line-break/>Kent Ostrander, Executive Director<text:line-break/>PO Box 911111<text:line-break/>Lexington, KY 40591<text:line-break/>Phone: 859-255-5400<text:line-break/>tffky@mis.net<text:line-break/>kentuckyfamily.org</text:p>
      <text:h text:style-name="Heading_20_3" text:outline-level="3">Louisiana</text:h>
      <text:p text:style-name="Text_20_body">Louisiana Family Forum<text:line-break/>Gene Mills, Executive Director<text:line-break/>655 Saint Ferdinand St.<text:line-break/>Baton Rouge, LA 70802<text:line-break/>Phone: 225-344-8533 or 1-800-606-6470<text:line-break/>info@lafamilyforum.org<text:line-break/>LAFamilyForum.org</text:p>
      <text:h text:style-name="Heading_20_3" text:outline-level="3">Maine</text:h>
      <text:p text:style-name="Text_20_body">Christian Civic League of Maine<text:line-break/>Carroll Conley, Executive Director<text:line-break/>PO Box 5459<text:line-break/>Augusta, ME 04332<text:line-break/><text:soft-page-break/>Phone: 207-622-7634<text:line-break/>cconley@cclmaine.org<text:line-break/>CCLMaine.org</text:p>
      <text:h text:style-name="Heading_20_3" text:outline-level="3">Massachusetts</text:h>
      <text:p text:style-name="Text_20_body">Massachusetts Family Institute<text:line-break/>Andrew Beckwith, President<text:line-break/>400 Trade Center, Ste. 1950<text:line-break/>Woburn, MA 01801<text:line-break/>Phone: 781-569-0400<text:line-break/>info@mafamily.org<text:line-break/>mafamily.org</text:p>
      <text:h text:style-name="Heading_20_3" text:outline-level="3">Michigan</text:h>
      <text:p text:style-name="Text_20_body">Michigan Family Forum<text:line-break/>Jeff Hewson, Interim Executive Director<text:line-break/>PO Box 15216<text:line-break/>Lansing, MI 48901<text:line-break/>Phone: 517-374-1171<text:line-break/>info@michiganfamily.org<text:line-break/>MichiganFamily.org</text:p>
      <text:h text:style-name="Heading_20_3" text:outline-level="3">Minnesota</text:h>
      <text:p text:style-name="Text_20_body">Minnesota Family Council &amp; Institute<text:line-break/>John Helmberger, CEO<text:line-break/>2855 Anthony Lane S., Ste. 150<text:line-break/>Minneapolis, MN 55418<text:line-break/>Phone: 612-789-8811<text:line-break/>john@mfc.org<text:line-break/>MFC.org</text:p>
      <text:h text:style-name="Heading_20_3" text:outline-level="3">Missouri</text:h>
      <text:p text:style-name="Text_20_body">Missouri Family Policy Council<text:line-break/>Joe Ortwerth, Executive Director<text:line-break/>1430 Triad Center Dr., Ste. B<text:line-break/>St. Peters, MO 63376<text:line-break/>Phone: 636-922-7771<text:line-break/>info-plus@missourifamily.org<text:line-break/>MissouriFamily.org</text:p>
      <text:h text:style-name="Heading_20_3" text:outline-level="3"><text:soft-page-break/>Montana</text:h>
      <text:p text:style-name="Text_20_body">Montana Family Foundation<text:line-break/>Jeff Laszloffy, President<text:line-break/>PO Box 485<text:line-break/>Laurel, MT 59044<text:line-break/>Phone: 406-628-1141<text:line-break/>jeff@montanafamily.org<text:line-break/>MontanaFamily.org</text:p>
      <text:h text:style-name="Heading_20_3" text:outline-level="3">Nebraska</text:h>
      <text:p text:style-name="Text_20_body">Nebraska Family Alliance<text:line-break/>Karen Bowling, Executive Director<text:line-break/>1106 E Street<text:line-break/>Lincoln, NE 68508<text:line-break/>Phone: 402-477-3191 or 1-888-777-5188<text:line-break/>karen@nebraskafamilyalliance.org<text:line-break/>nebraskafamilyalliance.org<text:line-break/><text:a xlink:type="simple" xlink:href="https://web.archive.org/web/20230910014205/https://www.russbarger.com/" text:style-name="Internet_20_link" text:visited-style-name="Visited_20_Internet_20_Link">Russ Barger</text:a> and <text:a xlink:type="simple" xlink:href="https://web.archive.org/web/20230910014205/https://www.gauntlet-games.com/" text:style-name="Internet_20_link" text:visited-style-name="Visited_20_Internet_20_Link">Roy Christensen</text:a>, supporters </text:p>
      <text:h text:style-name="Heading_20_3" text:outline-level="3">New Hampshire</text:h>
      <text:p text:style-name="Text_20_body">Cornerstone<text:line-break/>Shannon McGinley, Executive Director<text:line-break/>PO Box 4683<text:line-break/>Manchester, NH 03108<text:line-break/>Phone: 603-228-4794<text:line-break/>cornerstone@nhcornerstone.org<text:line-break/>nhcornerstone.org</text:p>
      <text:h text:style-name="Heading_20_3" text:outline-level="3">New Jersey</text:h>
      <text:p text:style-name="Text_20_body">New Jersey Family Policy Council<text:line-break/>Len Deo, President &amp; Executive Director<text:line-break/>51 Mount Bethel Rd, Ste. 203<text:line-break/>Warren, NJ 07059<text:line-break/>Phone: 908-561-2015<text:line-break/>ldeo@njfpc.org<text:line-break/>NJFPC.org</text:p>
      <text:h text:style-name="Heading_20_3" text:outline-level="3">New Mexico</text:h>
      <text:p text:style-name="Text_20_body">Family Policy Alliance of New Mexico<text:line-break/>Vince Torres, President &amp; Executive Director<text:line-break/>223 N Guadalupe St., Ste. 514<text:line-break/><text:soft-page-break/>Santa Fe, NM 87501<text:line-break/>Phone: 866-655-4545<text:line-break/>NewMexico@FamilyPolicyAlliance.com<text:line-break/>FamilyPolicyAlliance.com/NewMexico</text:p>
      <text:h text:style-name="Heading_20_3" text:outline-level="3">New York</text:h>
      <text:p text:style-name="Text_20_body">New Yorkers Family Research Foundation<text:line-break/>Jason McGuire, President<text:line-break/>PO Box 131<text:line-break/>Spencerport, NY 14559<text:line-break/>Phone: 585-225-2220<text:line-break/>info@newyorkfamilies.org<text:line-break/>NewYorkFamilies.org</text:p>
      <text:h text:style-name="Heading_20_3" text:outline-level="3">North Carolina</text:h>
      <text:p text:style-name="Text_20_body">North Carolina Family Policy Council<text:line-break/>John Rustin, President<text:line-break/>PO Box 20607<text:line-break/>Raleigh, NC 27619<text:line-break/>Phone: 919-807-0800<text:line-break/>admin@ncfamily.org<text:line-break/>NCFamily.org</text:p>
      <text:h text:style-name="Heading_20_3" text:outline-level="3">North Dakota</text:h>
      <text:p text:style-name="Text_20_body">Family Policy Alliance of North Dakota<text:line-break/>Mark Jorritsma, President &amp; Executive Director<text:line-break/>1515 Burnt Boat Dr., Ste. C148<text:line-break/>Bismarck, ND 58503<text:line-break/>Phone: 866-655-4545<text:line-break/>NorthDakota@FamilyPolicyAlliance.com<text:line-break/>FamilyPolicyAlliance.com/NorthDakota</text:p>
      <text:h text:style-name="Heading_20_3" text:outline-level="3">Ohio</text:h>
      <text:p text:style-name="Text_20_body">Citizens For Community Values<text:line-break/>Aaron Baer, President<text:line-break/>PO Box 2945<text:line-break/>Columbus, OH 43216<text:line-break/>Phone: 513-733-5775<text:line-break/>info@ccv.org<text:line-break/>CCV.org</text:p>
      <text:h text:style-name="Heading_20_3" text:outline-level="3"><text:soft-page-break/>Pennsylvania</text:h>
      <text:p text:style-name="Text_20_body">Pennsylvania Family Institute<text:line-break/>Michael Geer, President<text:line-break/>23 N. Front St.<text:line-break/>Harrisburg, PA 17101<text:line-break/>Phone: 717-545-0600<text:line-break/>mail@pafamily.org<text:line-break/>PAFamily.org</text:p>
      <text:h text:style-name="Heading_20_3" text:outline-level="3">South Carolina</text:h>
      <text:p text:style-name="Text_20_body">Palmetto Family Council<text:line-break/>Joshua Putnam, President &amp; CEO<text:line-break/>PO Box 11953<text:line-break/>Columbia, SC 29211<text:line-break/>Phone: 803-733-5600<text:line-break/>email@palmettofamily.org<text:line-break/>PalmettoFamily.org</text:p>
      <text:h text:style-name="Heading_20_3" text:outline-level="3">South Dakota</text:h>
      <text:p text:style-name="Text_20_body">Family Heritage Alliance<text:line-break/>Norman Woods, Executive Director<text:line-break/>PO Box 329<text:line-break/>Rapid City, SD 57709<text:line-break/>Phone: 605-718-5433<text:line-break/>Norman@FamilyHeritageAlliance.org<text:line-break/>FamilyHeritageAlliance.org</text:p>
      <text:h text:style-name="Heading_20_3" text:outline-level="3">Tennessee</text:h>
      <text:p text:style-name="Text_20_body">Family Action Council of Tennessee<text:line-break/>David Fowler, Executive Director<text:line-break/>1113 Murfreesboro Rd., Ste. 106-167<text:line-break/>Franklin, TN 37064<text:line-break/>Phone: 615-591-2090<text:line-break/>info@factn.org<text:line-break/>FACTN.org</text:p>
      <text:h text:style-name="Heading_20_3" text:outline-level="3">Texas</text:h>
      <text:p text:style-name="Text_20_body">Texas Values<text:line-break/>Jonathan Saenz, President<text:line-break/>900 Congress Ave., Ste. L-115<text:line-break/>Austin, TX 78701<text:line-break/><text:soft-page-break/>Phone: 512-478-2220<text:line-break/>info@txvalues.org<text:line-break/>txvalues.org</text:p>
      <text:h text:style-name="Heading_20_3" text:outline-level="3">Virginia</text:h>
      <text:p text:style-name="Text_20_body">The Family Foundation<text:line-break/>Victoria Cobb, President<text:line-break/>919 E. Main St., Ste. 1110<text:line-break/>Richmond, VA 23219<text:line-break/>Phone: 804-343-0010<text:line-break/>vafamily@familyfoundation.org<text:line-break/>FamilyFoundation.org</text:p>
      <text:h text:style-name="Heading_20_3" text:outline-level="3">Washington</text:h>
      <text:p text:style-name="Text_20_body">Family Policy Institute of Washington<text:line-break/>Mark Miloscia, Executive Director<text:line-break/>16108 Ash Way, Ste. 113<text:line-break/>Lynnwood, WA 98087<text:line-break/>Phone: 425-608-0242<text:line-break/>mark@fpiw.org<text:line-break/>FPIW.org</text:p>
      <text:h text:style-name="Heading_20_3" text:outline-level="3">Wisconsin</text:h>
      <text:p text:style-name="Text_20_body">Wisconsin Family Council, Inc.<text:line-break/>Julaine Appling, President<text:line-break/>PO Box 14440<text:line-break/>Madison, WI 53708<text:line-break/>Phone: 608-256-3228<text:line-break/>info@wifamilycouncil.org<text:line-break/>WIFamilyAction.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" style:font-family-asian="'Source Han Sans CN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1:59:22.588753423</meta:creation-date>
    <dc:date>2023-09-09T21:59:26.172188681</dc:date>
    <meta:editing-duration>PT4S</meta:editing-duration>
    <meta:editing-cycles>1</meta:editing-cycles>
    <meta:document-statistic meta:table-count="0" meta:image-count="0" meta:object-count="0" meta:page-count="9" meta:paragraph-count="79" meta:word-count="796" meta:character-count="6625" meta:non-whitespace-character-count="5907"/>
    <meta:generator>LibreOffice/7.6.0.3$Linux_X86_64 LibreOffice_project/60$Build-3</meta:generator>
  </office:meta>
</office:document-meta>
</file>